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11cm" fo:margin-left="0.086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6.108cm"/>
    </style:style>
    <style:style style:name="Table1.1" style:family="table-row">
      <style:table-row-properties style:min-row-height="1.088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8.073cm" fo:margin-left="0.086cm" table:align="left"/>
    </style:style>
    <style:style style:name="Table2.A" style:family="table-column">
      <style:table-column-properties style:column-width="2.002cm"/>
    </style:style>
    <style:style style:name="Table2.B" style:family="table-column">
      <style:table-column-properties style:column-width="16.071cm"/>
    </style:style>
    <style:style style:name="Table2.1" style:family="table-row">
      <style:table-row-properties style:min-row-height="1.072cm"/>
    </style:style>
    <style:style style:name="Table2.A1" style:family="table-cell">
      <style:table-cell-properties fo:padding="0cm" fo:border="none" style:writing-mode="page"/>
    </style:style>
    <style:style style:name="Table6" style:family="table">
      <style:table-properties style:width="18.098cm" fo:margin-left="0.048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16.051cm"/>
    </style:style>
    <style:style style:name="Table6.1" style:family="table-row">
      <style:table-row-properties style:min-row-height="2.111cm"/>
    </style:style>
    <style:style style:name="Table6.A1" style:family="table-cell">
      <style:table-cell-properties fo:padding="0cm" fo:border="none" style:writing-mode="page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1.102cm"/>
    </style:style>
    <style:style style:name="Table4.5" style:family="table-row">
      <style:table-row-properties style:min-row-height="1.457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" officeooo:paragraph-rsid="000d3cf5"/>
    </style:style>
    <style:style style:name="P2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" officeooo:paragraph-rsid="001cc1ec"/>
    </style:style>
    <style:style style:name="P3" style:family="paragraph" style:parent-style-name="Horizontal_20_Line">
      <style:paragraph-properties fo:margin-top="0cm" fo:margin-bottom="0.203cm" style:contextual-spacing="false"/>
      <style:text-properties style:font-name="DejaVu Serif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" officeooo:paragraph-rsid="000d3cf5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erif" fo:font-size="14pt" fo:language="en" fo:country="GB" fo:font-weight="bold" officeooo:rsid="0098a889" officeooo:paragraph-rsid="007b9ae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" fo:font-size="14pt" fo:language="en" fo:country="GB" fo:font-weight="bold" officeooo:rsid="00cfc792" officeooo:paragraph-rsid="00cfc79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" officeooo:rsid="0088b7f0" officeooo:paragraph-rsid="0088b7f0"/>
    </style:style>
    <style:style style:name="P10" style:family="paragraph" style:parent-style-name="Standard">
      <style:text-properties style:font-name="DejaVu Serif" fo:font-size="10.5pt" officeooo:rsid="0088b7f0" officeooo:paragraph-rsid="0088b7f0" style:font-size-asian="10.5pt" style:font-size-complex="10.5pt"/>
    </style:style>
    <style:style style:name="P11" style:family="paragraph" style:parent-style-name="Standard">
      <style:text-properties style:font-name="DejaVu Serif" fo:font-size="10.5pt" officeooo:rsid="0089cc87" officeooo:paragraph-rsid="0089cc87" style:font-size-asian="10.5pt" style:font-size-complex="10.5pt"/>
    </style:style>
    <style:style style:name="P12" style:family="paragraph" style:parent-style-name="Standard">
      <style:text-properties style:font-name="DejaVu Serif" fo:font-size="10.5pt" fo:font-weight="bold" officeooo:rsid="0086bee3" officeooo:paragraph-rsid="000d3cf5" style:font-size-asian="9.14999961853027pt" style:font-weight-asian="bold" style:font-size-complex="10.5pt" style:font-weight-complex="bold"/>
    </style:style>
    <style:style style:name="P13" style:family="paragraph" style:parent-style-name="Standard">
      <style:text-properties style:font-name="DejaVu Serif" officeooo:rsid="00c8f2bd" officeooo:paragraph-rsid="00c8f2b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7b9ae3" style:font-size-asian="10.5pt" style:font-size-complex="10.5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font-weight="normal" officeooo:rsid="0089cc87" officeooo:paragraph-rsid="0089cc87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e770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language="en" fo:country="US" fo:font-weight="normal" officeooo:rsid="008bfd65" officeooo:paragraph-rsid="008bfd6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cfc792" officeooo:paragraph-rsid="00cfc792" style:font-size-asian="10.5pt" style:font-size-complex="10.5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9cfd54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b5f061" style:font-size-asian="10.5pt" style:font-weight-asian="bold" style:font-size-complex="10.5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b5f061"/>
    </style:style>
    <style:style style:name="P26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"/>
    </style:style>
    <style:style style:name="P27" style:family="paragraph" style:parent-style-name="Table_20_Contents">
      <style:text-properties style:font-name="DejaVu Serif" fo:font-size="10.5pt" officeooo:rsid="0010e770" officeooo:paragraph-rsid="0010e770" style:font-size-asian="10.5pt" style:font-size-complex="10.5pt"/>
    </style:style>
    <style:style style:name="P28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29" style:family="paragraph" style:parent-style-name="Table_20_Contents">
      <style:text-properties style:font-name="DejaVu Serif" fo:font-size="10.5pt" officeooo:rsid="0010e770" officeooo:paragraph-rsid="007b9ae3" style:font-size-asian="10.5pt" style:font-size-complex="10.5pt"/>
    </style:style>
    <style:style style:name="P30" style:family="paragraph" style:parent-style-name="Table_20_Contents">
      <style:text-properties style:font-name="DejaVu Serif" fo:font-size="10.5pt" officeooo:rsid="0088b7f0" officeooo:paragraph-rsid="0088b7f0" style:font-size-asian="10.5pt" style:font-size-complex="10.5pt"/>
    </style:style>
    <style:style style:name="P31" style:family="paragraph" style:parent-style-name="Table_20_Contents">
      <style:text-properties style:font-name="DejaVu Serif" fo:font-size="10.5pt" officeooo:rsid="009cfd54" officeooo:paragraph-rsid="009cfd54" style:font-size-asian="10.5pt" style:font-size-complex="10.5pt"/>
    </style:style>
    <style:style style:name="P32" style:family="paragraph" style:parent-style-name="Table_20_Contents">
      <style:text-properties style:font-name="DejaVu Serif" fo:font-size="10.5pt" officeooo:rsid="00be06d7" officeooo:paragraph-rsid="00be06d7" style:font-size-asian="10.5pt" style:font-size-complex="10.5pt"/>
    </style:style>
    <style:style style:name="P33" style:family="paragraph" style:parent-style-name="Table_20_Contents">
      <style:text-properties style:font-name="DejaVu Serif" fo:font-size="10.5pt" officeooo:rsid="00c96ae1" officeooo:paragraph-rsid="00c96ae1" style:font-size-asian="10.5pt" style:font-size-complex="10.5pt"/>
    </style:style>
    <style:style style:name="P34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35" style:family="paragraph" style:parent-style-name="Standard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rsid="002a7745" officeooo:paragraph-rsid="007b9ae3" style:font-size-asian="10.5pt" style:font-size-complex="10.5pt"/>
    </style:style>
    <style:style style:name="P36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fdd18" officeooo:paragraph-rsid="008fdd18" style:font-size-asian="10.5pt" style:font-size-complex="10.5pt"/>
    </style:style>
    <style:style style:name="P37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919353" officeooo:paragraph-rsid="00919353" style:font-size-asian="10.5pt" style:font-size-complex="10.5pt"/>
    </style:style>
    <style:style style:name="P38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7dc38b" officeooo:paragraph-rsid="008d799f" style:font-size-asian="10.5pt" style:font-size-complex="10.5pt"/>
    </style:style>
    <style:style style:name="P39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d799f" officeooo:paragraph-rsid="00a9412b" style:font-size-asian="10.5pt" style:font-size-complex="10.5pt"/>
    </style:style>
    <style:style style:name="P40" style:family="paragraph" style:parent-style-name="Standard" style:list-style-name="L7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f2080" officeooo:paragraph-rsid="00af2080" style:font-size-asian="10.5pt" style:font-weight-asian="normal" style:font-size-complex="10.5pt" style:font-weight-complex="normal"/>
    </style:style>
    <style:style style:name="P41" style:family="paragraph" style:parent-style-name="Standard" style:list-style-name="L8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eac342" officeooo:paragraph-rsid="00eac342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style:font-name="DejaVu Serif" fo:font-size="10.5pt" officeooo:rsid="00f92208" officeooo:paragraph-rsid="00f92208" style:font-size-asian="10.5pt" style:font-size-complex="10.5pt"/>
    </style:style>
    <style:style style:name="P43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458df" officeooo:paragraph-rsid="00d5178b" style:font-size-asian="10.5pt" style:font-weight-asian="normal" style:font-size-complex="10.5pt" style:font-weight-complex="normal"/>
    </style:style>
    <style:style style:name="P44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5ca2" officeooo:paragraph-rsid="00d55ca2" style:font-size-asian="10.5pt" style:font-weight-asian="normal" style:font-size-complex="10.5pt" style:font-weight-complex="normal"/>
    </style:style>
    <style:style style:name="P4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993a" officeooo:paragraph-rsid="00d5993a" style:font-size-asian="10.5pt" style:font-weight-asian="normal" style:font-size-complex="10.5pt" style:font-weight-complex="normal"/>
    </style:style>
    <style:style style:name="P46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47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79111" officeooo:paragraph-rsid="00b79111" style:font-size-asian="10.5pt" style:font-weight-asian="normal" style:font-size-complex="10.5pt" style:font-weight-complex="normal"/>
    </style:style>
    <style:style style:name="P48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86bee3" style:font-size-asian="10.5pt" style:font-weight-asian="normal" style:font-size-complex="10.5pt" style:font-weight-complex="normal"/>
    </style:style>
    <style:style style:name="P49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d9b471" style:font-size-asian="10.5pt" style:font-weight-asian="normal" style:font-size-complex="10.5pt" style:font-weight-complex="normal"/>
    </style:style>
    <style:style style:name="P50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f881c" officeooo:paragraph-rsid="00bf881c" style:font-size-asian="10.5pt" style:font-weight-asian="normal" style:font-size-complex="10.5pt" style:font-weight-complex="normal"/>
    </style:style>
    <style:style style:name="P51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e98590" officeooo:paragraph-rsid="00e98590" style:font-size-asian="10.5pt" style:font-weight-asian="normal" style:font-size-complex="10.5pt" style:font-weight-complex="normal"/>
    </style:style>
    <style:style style:name="P52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1050f21" officeooo:paragraph-rsid="01050f21" style:font-size-asian="10.5pt" style:font-weight-asian="normal" style:font-size-complex="10.5pt" style:font-weight-complex="normal"/>
    </style:style>
    <style:style style:name="P53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paragraph-rsid="00f107a2"/>
    </style:style>
    <style:style style:name="P54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88b7f0" officeooo:paragraph-rsid="0088b7f0" style:font-size-asian="10.5pt" style:font-size-complex="10.5pt"/>
    </style:style>
    <style:style style:name="P5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f894b7" officeooo:paragraph-rsid="00f894b7" style:font-size-asian="10.5pt" style:font-size-complex="10.5pt"/>
    </style:style>
    <style:style style:name="P56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9cfd54" officeooo:paragraph-rsid="009cfd54" style:font-size-asian="10.5pt" style:font-size-complex="10.5pt"/>
    </style:style>
    <style:style style:name="P57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ec41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DejaVu Serif"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770"/>
    </style:style>
    <style:style style:name="T3" style:family="text">
      <style:text-properties fo:language="en" fo:country="US" fo:font-weight="bold" officeooo:rsid="0010e770" style:font-weight-asian="bold" style:font-weight-complex="bold"/>
    </style:style>
    <style:style style:name="T4" style:family="text">
      <style:text-properties fo:language="en" fo:country="US" fo:font-weight="bold" officeooo:rsid="002989f2" style:font-weight-asian="bold" style:font-weight-complex="bold"/>
    </style:style>
    <style:style style:name="T5" style:family="text">
      <style:text-properties style:font-name="DejaVu Serif" fo:font-size="10.5pt" fo:language="en" fo:country="GB" officeooo:rsid="0041c4b3" style:font-size-asian="10.5pt" style:font-size-complex="10.5pt"/>
    </style:style>
    <style:style style:name="T6" style:family="text">
      <style:text-properties style:font-name="DejaVu Serif" fo:font-size="10.5pt" fo:language="en" fo:country="GB" officeooo:rsid="009ec41e" style:font-size-asian="10.5pt" style:font-size-complex="10.5pt"/>
    </style:style>
    <style:style style:name="T7" style:family="text">
      <style:text-properties style:font-name="DejaVu Serif" fo:font-size="10.5pt" fo:language="en" fo:country="GB" officeooo:rsid="00a0641f" style:font-size-asian="10.5pt" style:font-size-complex="10.5pt"/>
    </style:style>
    <style:style style:name="T8" style:family="text">
      <style:text-properties style:font-name="DejaVu Serif" fo:font-size="10.5pt" fo:language="en" fo:country="GB" officeooo:rsid="00b25d70" style:font-size-asian="10.5pt" style:font-size-complex="10.5pt"/>
    </style:style>
    <style:style style:name="T9" style:family="text">
      <style:text-properties style:font-name="DejaVu Serif" fo:font-size="10.5pt" fo:language="en" fo:country="GB" officeooo:rsid="00c73bab" style:font-size-asian="10.5pt" style:font-size-complex="10.5pt"/>
    </style:style>
    <style:style style:name="T10" style:family="text">
      <style:text-properties style:font-name="DejaVu Serif" fo:font-size="10.5pt" fo:language="en" fo:country="GB" officeooo:rsid="00d9dea6" style:font-size-asian="10.5pt" style:font-size-complex="10.5pt"/>
    </style:style>
    <style:style style:name="T11" style:family="text">
      <style:text-properties style:font-name="DejaVu Serif" fo:font-size="10.5pt" fo:language="en" fo:country="GB" officeooo:rsid="00e55041" style:font-size-asian="10.5pt" style:font-size-complex="10.5pt"/>
    </style:style>
    <style:style style:name="T12" style:family="text">
      <style:text-properties style:font-name="DejaVu Serif" fo:font-size="10.5pt" fo:language="en" fo:country="GB" fo:font-weight="bold" officeooo:rsid="00b25d70" style:font-size-asian="10.5pt" style:font-weight-asian="bold" style:font-size-complex="10.5pt" style:font-weight-complex="bold"/>
    </style:style>
    <style:style style:name="T13" style:family="text">
      <style:text-properties style:font-name="DejaVu Serif" fo:font-size="10.5pt" fo:language="en" fo:country="US" fo:font-weight="bold" officeooo:rsid="002a7745" style:font-size-asian="10.5pt" style:font-weight-asian="bold" style:font-size-complex="10.5pt" style:font-weight-complex="bold"/>
    </style:style>
    <style:style style:name="T14" style:family="text">
      <style:text-properties style:font-name="DejaVu Serif" fo:font-size="10.5pt" fo:language="en" fo:country="US" officeooo:rsid="002a7745" style:font-size-asian="10.5pt" style:font-size-complex="10.5pt"/>
    </style:style>
    <style:style style:name="T15" style:family="text">
      <style:text-properties style:font-name="DejaVu Serif" fo:font-size="10.5pt" fo:language="en" fo:country="US" officeooo:rsid="007a780a" style:font-size-asian="10.5pt" style:font-size-complex="10.5pt"/>
    </style:style>
    <style:style style:name="T16" style:family="text">
      <style:text-properties style:font-name="DejaVu Serif" fo:font-size="10.5pt" fo:language="en" fo:country="US" officeooo:rsid="002bbc8b" style:font-size-asian="10.5pt" style:font-size-complex="10.5pt"/>
    </style:style>
    <style:style style:name="T17" style:family="text">
      <style:text-properties style:font-name="DejaVu Serif" fo:font-size="10.5pt" fo:font-weight="bold" officeooo:rsid="009cfd54" style:font-size-asian="10.5pt" style:font-weight-asian="bold" style:font-size-complex="10.5pt" style:font-weight-complex="bold"/>
    </style:style>
    <style:style style:name="T18" style:family="text">
      <style:text-properties style:font-name="DejaVu Serif" fo:font-size="10.5pt" fo:font-weight="bold" officeooo:rsid="00d2ff2c" style:font-size-asian="10.5pt" style:font-weight-asian="bold" style:font-size-complex="10.5pt" style:font-weight-complex="bold"/>
    </style:style>
    <style:style style:name="T19" style:family="text">
      <style:text-properties style:font-name="DejaVu Serif" fo:font-size="10.5pt" fo:font-weight="normal" officeooo:rsid="009cfd54" style:font-size-asian="10.5pt" style:font-weight-asian="normal" style:font-size-complex="10.5pt" style:font-weight-complex="normal"/>
    </style:style>
    <style:style style:name="T20" style:family="text">
      <style:text-properties style:font-name="DejaVu Serif" fo:font-size="10.5pt" fo:font-weight="normal" officeooo:rsid="00d2ff2c" style:font-size-asian="10.5pt" style:font-weight-asian="normal" style:font-size-complex="10.5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3fe8a2" style:font-size-asian="14pt" style:font-weight-asian="bold" style:font-size-complex="14pt" style:font-weight-complex="bold"/>
    </style:style>
    <style:style style:name="T23" style:family="text">
      <style:text-properties officeooo:rsid="002989f2"/>
    </style:style>
    <style:style style:name="T24" style:family="text">
      <style:text-properties officeooo:rsid="002a7745"/>
    </style:style>
    <style:style style:name="T25" style:family="text">
      <style:text-properties officeooo:rsid="003c776a"/>
    </style:style>
    <style:style style:name="T26" style:family="text">
      <style:text-properties officeooo:rsid="008ab0ad"/>
    </style:style>
    <style:style style:name="T27" style:family="text">
      <style:text-properties officeooo:rsid="008abd7b"/>
    </style:style>
    <style:style style:name="T28" style:family="text">
      <style:text-properties officeooo:rsid="0098a889"/>
    </style:style>
    <style:style style:name="T29" style:family="text">
      <style:text-properties officeooo:rsid="009cfd54"/>
    </style:style>
    <style:style style:name="T30" style:family="text">
      <style:text-properties officeooo:rsid="00a10c36"/>
    </style:style>
    <style:style style:name="T31" style:family="text">
      <style:text-properties officeooo:rsid="00a39e8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9a41e6" style:font-weight-asian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8d799f" style:font-weight-asian="bold" style:font-weight-complex="bold"/>
    </style:style>
    <style:style style:name="T36" style:family="text">
      <style:text-properties fo:font-weight="bold" officeooo:rsid="010099cd" style:font-weight-asian="bold" style:font-weight-complex="bold"/>
    </style:style>
    <style:style style:name="T37" style:family="text">
      <style:text-properties fo:font-weight="bold" officeooo:rsid="00ca824a" style:font-weight-asian="bold" style:font-weight-complex="bold"/>
    </style:style>
    <style:style style:name="T38" style:family="text">
      <style:text-properties fo:font-weight="bold" officeooo:rsid="00d5993a" style:font-weight-asian="bold" style:font-weight-complex="bold"/>
    </style:style>
    <style:style style:name="T39" style:family="text">
      <style:text-properties fo:font-weight="bold" officeooo:rsid="00a10c36" style:font-weight-asian="bold" style:font-weight-complex="bold"/>
    </style:style>
    <style:style style:name="T40" style:family="text">
      <style:text-properties fo:font-weight="bold" officeooo:rsid="00e98590" style:font-weight-asian="bold" style:font-weight-complex="bold"/>
    </style:style>
    <style:style style:name="T41" style:family="text">
      <style:text-properties fo:font-weight="bold" officeooo:rsid="0108ee40" style:font-weight-asian="bold" style:font-weight-complex="bold"/>
    </style:style>
    <style:style style:name="T42" style:family="text">
      <style:text-properties fo:font-weight="bold" officeooo:rsid="00d458df" style:font-size-asian="10.5pt" style:font-weight-asian="bold" style:font-size-complex="10.5pt" style:font-weight-complex="bold"/>
    </style:style>
    <style:style style:name="T43" style:family="text">
      <style:text-properties officeooo:rsid="00a8dc10"/>
    </style:style>
    <style:style style:name="T44" style:family="text">
      <style:text-properties officeooo:rsid="00a9412b"/>
    </style:style>
    <style:style style:name="T45" style:family="text">
      <style:text-properties officeooo:rsid="00a982f5"/>
    </style:style>
    <style:style style:name="T46" style:family="text">
      <style:text-properties officeooo:rsid="00aee77a"/>
    </style:style>
    <style:style style:name="T47" style:family="text">
      <style:text-properties officeooo:rsid="00b52040"/>
    </style:style>
    <style:style style:name="T48" style:family="text">
      <style:text-properties officeooo:rsid="00b97a16"/>
    </style:style>
    <style:style style:name="T49" style:family="text">
      <style:text-properties officeooo:rsid="00c5cf8f"/>
    </style:style>
    <style:style style:name="T50" style:family="text">
      <style:text-properties officeooo:rsid="00c924f4"/>
    </style:style>
    <style:style style:name="T51" style:family="text">
      <style:text-properties officeooo:rsid="00c96ae1"/>
    </style:style>
    <style:style style:name="T52" style:family="text">
      <style:text-properties officeooo:rsid="00ca824a"/>
    </style:style>
    <style:style style:name="T53" style:family="text">
      <style:text-properties officeooo:rsid="00cfc792"/>
    </style:style>
    <style:style style:name="T54" style:family="text">
      <style:text-properties officeooo:rsid="00d11b09"/>
    </style:style>
    <style:style style:name="T55" style:family="text">
      <style:text-properties officeooo:rsid="00d55ca2"/>
    </style:style>
    <style:style style:name="T56" style:family="text">
      <style:text-properties officeooo:rsid="00d5993a"/>
    </style:style>
    <style:style style:name="T57" style:family="text">
      <style:text-properties officeooo:rsid="00e15124"/>
    </style:style>
    <style:style style:name="T58" style:family="text">
      <style:text-properties officeooo:rsid="00e26bd4"/>
    </style:style>
    <style:style style:name="T59" style:family="text">
      <style:text-properties officeooo:rsid="00e62c00"/>
    </style:style>
    <style:style style:name="T60" style:family="text">
      <style:text-properties officeooo:rsid="00e722ec"/>
    </style:style>
    <style:style style:name="T61" style:family="text">
      <style:text-properties officeooo:rsid="00e98590"/>
    </style:style>
    <style:style style:name="T62" style:family="text">
      <style:text-properties officeooo:rsid="00ecdc99"/>
    </style:style>
    <style:style style:name="T63" style:family="text">
      <style:text-properties officeooo:rsid="00eedc9c"/>
    </style:style>
    <style:style style:name="T64" style:family="text">
      <style:text-properties officeooo:rsid="00ef3863"/>
    </style:style>
    <style:style style:name="T65" style:family="text">
      <style:text-properties officeooo:rsid="00d458df" style:font-size-asian="10.5pt" style:font-weight-asian="normal" style:font-size-complex="10.5pt" style:font-weight-complex="normal"/>
    </style:style>
    <style:style style:name="T66" style:family="text">
      <style:text-properties officeooo:rsid="00f107a2" style:font-size-asian="10.5pt" style:font-weight-asian="normal" style:font-size-complex="10.5pt" style:font-weight-complex="normal"/>
    </style:style>
    <style:style style:name="T67" style:family="text">
      <style:text-properties officeooo:rsid="00f2d04c"/>
    </style:style>
    <style:style style:name="T68" style:family="text">
      <style:text-properties officeooo:rsid="00f2e311"/>
    </style:style>
    <style:style style:name="T69" style:family="text">
      <style:text-properties officeooo:rsid="00f67df1"/>
    </style:style>
    <style:style style:name="T70" style:family="text">
      <style:text-properties officeooo:rsid="00f72d17"/>
    </style:style>
    <style:style style:name="T71" style:family="text">
      <style:text-properties officeooo:rsid="00fac578"/>
    </style:style>
    <style:style style:name="T72" style:family="text">
      <style:text-properties officeooo:rsid="00fc793d"/>
    </style:style>
    <style:style style:name="T73" style:family="text">
      <style:text-properties officeooo:rsid="00ff3c64"/>
    </style:style>
    <style:style style:name="T74" style:family="text">
      <style:text-properties officeooo:rsid="01047764"/>
    </style:style>
    <style:style style:name="T75" style:family="text">
      <style:text-properties officeooo:rsid="0106c437"/>
    </style:style>
    <style:style style:name="T76" style:family="text">
      <style:text-properties officeooo:rsid="0108ee40"/>
    </style:style>
    <style:style style:name="T77" style:family="text">
      <style:text-properties style:font-name="DejaVu Serif" fo:font-size="26pt" fo:font-weight="bold" style:font-size-asian="26pt" style:font-weight-asian="bold" style:font-size-complex="26pt" style:font-weight-complex="bold"/>
    </style:style>
    <style:style style:name="T78" style:family="text">
      <style:text-properties style:font-name="DejaVu Serif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5"><draw:frame text:anchor-type="paragraph" draw:z-index="0" draw:name="Shape1" draw:style-name="gr1" draw:text-style-name="P59" svg:width="12.611cm" svg:height="2.562cm" svg:x="2.775cm" svg:y="0.215cm"><draw:text-box><text:p text:style-name="P58"><text:span text:style-name="T77">Xaver Gruber </text:span></text:p><text:p text:style-name="P58"><text:span text:style-name="T78">FHWS Absolvent (DE) - Interlaken</text:span></text:p><text:p text:style-name="P58"><text:span text:style-name="T78">+41(0)774094123 | xaver.max.gruber@gmail.com</text:span></text:p></draw:text-box></draw:frame></text:p>
      <text:p text:style-name="P6"/>
      <text:p text:style-name="P12"/>
      <text:p text:style-name="P12"/>
      <text:p text:style-name="P34">S<text:span text:style-name="T28">TUDIUM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20<text:span text:style-name="T24">18</text:span> -</text:p>
            <text:p text:style-name="P27">20<text:span text:style-name="T24">22</text:span></text:p>
          </table:table-cell>
          <table:table-cell table:style-name="Table1.A1" office:value-type="string">
            <text:p text:style-name="P16"><text:span text:style-name="T13">FHWS Schweinfurt </text:span><text:span text:style-name="T14">Bachelor of Engine</text:span><text:span text:style-name="T15">e</text:span><text:span text:style-name="T14">ring </text:span><text:span text:style-name="T16">in Elektrotechnik</text:span></text:p>
            <text:list xml:id="list53789038" text:style-name="L1">
              <text:list-item>
                <text:p text:style-name="P55">mit “gut” abgeschlossen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20<text:span text:style-name="T23">15</text:span> - </text:p>
            <text:p text:style-name="P29">201<text:span text:style-name="T24">7</text:span></text:p>
          </table:table-cell>
          <table:table-cell table:style-name="Table2.A1" office:value-type="string">
            <text:p text:style-name="P14"><text:span text:style-name="T4">Comenius </text:span><text:span text:style-name="T3">Gymnasium </text:span><text:span text:style-name="T4">Deggendorf</text:span> <text:span text:style-name="T2">Abitur</text:span></text:p>
            <text:list xml:id="list2278225743" text:style-name="L2">
              <text:list-item>
                <text:p text:style-name="P35"><text:span text:style-name="T2">E</text:span><text:span text:style-name="T1">nglisch-Abitur Prüfung 11 Punkte</text:span></text:p>
              </text:list-item>
            </text:list>
          </table:table-cell>
        </table:table-row>
      </table:table>
      <text:p text:style-name="P7">EMBEDDED SOFTWARE – <text:span text:style-name="T53">1</text:span><text:span text:style-name="T70">4</text:span><text:span text:style-name="T51"> Monate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2">Juni</text:p>
            <text:p text:style-name="P31">2022</text:p>
          </table:table-cell>
          <table:table-cell table:style-name="Table6.A1" office:value-type="string">
            <text:p text:style-name="P25"><text:span text:style-name="T17">B</text:span><text:span text:style-name="T18">erufseinstieg bei Schneider Electric</text:span><text:span text:style-name="T19"> </text:span><text:span text:style-name="T20">Firmware Engineer</text:span></text:p>
            <text:list xml:id="list146834873" text:style-name="L3">
              <text:list-item>
                <text:p text:style-name="P43">Entwickeln von High Performance Controllern, <text:span text:style-name="T41">Agile </text:span><text:span text:style-name="T76">Entwicklungsmethode</text:span></text:p>
              </text:list-item>
              <text:list-item>
                <text:p text:style-name="P52">RTOS VxWorks mit der Entwicklungsumgebung Windriver Workbench</text:p>
              </text:list-item>
              <text:list-item>
                <text:p text:style-name="P53"><text:span text:style-name="T65">Implementieren des </text:span><text:span text:style-name="T42">gPTP</text:span><text:span text:style-name="T65"> Stacks </text:span><text:span text:style-name="T66">(IEEE 802.1AS)</text:span></text:p>
              </text:list-item>
              <text:list-item>
                <text:p text:style-name="P44">Evaluieren von <text:span text:style-name="T34">Embedded Linux</text:span> <text:span text:style-name="T56">Firmware und Vergleichen mit </text:span><text:span text:style-name="T38">VxWorks</text:span></text:p>
              </text:list-item>
              <text:list-item>
                <text:p text:style-name="P45">Einführen von <text:span text:style-name="T34">OPCUA</text:span> mit TSN als Basis <text:span text:style-name="T57">zur sicheren Datenübertragung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42">Januar</text:p>
            <text:p text:style-name="P31">2022</text:p>
          </table:table-cell>
          <table:table-cell table:style-name="Table6.A1" office:value-type="string">
            <text:p text:style-name="P23">Bachelorarbeit <text:span text:style-name="T72">bei ZF</text:span><text:span text:style-name="T32"> Entwicklung und Optimierung einer Software-in-the-Loop </text:span></text:p>
            <text:p text:style-name="P24"><text:s text:c="40"/>Teststrategie für elektrische Antriebsfunktionen</text:p>
            <text:list xml:id="list200630179544111" text:continue-numbering="true" text:style-name="L3">
              <text:list-item>
                <text:p text:style-name="P46">Analyse eines Schnittstellentests anhand von C Code</text:p>
              </text:list-item>
              <text:list-item>
                <text:p text:style-name="P47">Nachstellen einer C Datei des Projekts <text:span text:style-name="T48">als Modell für den Schnittstellentest</text:span></text:p>
              </text:list-item>
            </text:list>
            <text:list xml:id="list1550213456" text:style-name="L4">
              <text:list-item>
                <text:p text:style-name="P48">Implementieren des Schnittstellentests in <text:span text:style-name="T34">TPT</text:span></text:p>
              </text:list-item>
              <text:list-item>
                <text:p text:style-name="P49">Einführung des Äquivalenzklassentest<text:span text:style-name="T30">s anhand </text:span><text:span text:style-name="T47">von Funktionsspezifikationen</text:span></text:p>
              </text:list-item>
              <text:list-item>
                <text:p text:style-name="P48">Automatisiertes Generieren der Äquivalenzklassen in TPT <text:span text:style-name="T49">mit </text:span>API <text:span text:style-name="T49">und Python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42">August</text:p>
            <text:p text:style-name="P42">2021</text:p>
          </table:table-cell>
          <table:table-cell table:style-name="Table6.A1" office:value-type="string">
            <text:p text:style-name="P22">Praktikum <text:span text:style-name="T72">bei ZF </text:span><text:span text:style-name="T33">Abteilung Softwareentwicklung elektrische Antriebsfunktion</text:span></text:p>
            <text:list xml:id="list3561272012" text:style-name="L5">
              <text:list-item>
                <text:p text:style-name="P54"><text:span text:style-name="T29">Analyse von </text:span><text:span text:style-name="T34">C</text:span><text:span text:style-name="T37">M</text:span><text:span text:style-name="T34">ake</text:span> <text:span text:style-name="T29">Dateien, um Informationen über Signalfluss zu gewinnen</text:span></text:p>
              </text:list-item>
              <text:list-item>
                <text:p text:style-name="P56"><text:span text:style-name="T34">Polyspace</text:span>: Vergleichen der Ergebnisse mit einem Testrahmen</text:p>
              </text:list-item>
              <text:list-item>
                <text:p text:style-name="P57"><text:span text:style-name="T6">Optimieren der Polyspace </text:span><text:span text:style-name="T7">Analysezeiten</text:span><text:span text:style-name="T6"> durch </text:span><text:span text:style-name="T9">rekursives Auflösen der Abhängigkeiten der </text:span><text:span text:style-name="T6">C Dateien </text:span><text:span text:style-name="T8">mit </text:span><text:span text:style-name="T12">Python</text:span><text:span text:style-name="T5"> </text:span><text:span text:style-name="T10">durch Parsen von C</text:span><text:span text:style-name="T11">M</text:span><text:span text:style-name="T10">ake Dateien</text:span><text:span text:style-name="T5"> <text:s text:c="31"/></text:span></text:p>
              </text:list-item>
            </text:list>
          </table:table-cell>
        </table:table-row>
      </table:table>
      <text:p text:style-name="P8">Technologie<text:span text:style-name="T54">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201<text:span text:style-name="T25">9</text:span></text:p>
          </table:table-cell>
          <table:table-cell table:style-name="Table4.A1" office:value-type="string">
            <text:p text:style-name="P18">C++</text:p>
            <text:list xml:id="list200630011175083" text:continue-numbering="true" text:style-name="L5">
              <text:list-item>
                <text:p text:style-name="P36"><text:span text:style-name="T73">C++14 Standard, </text:span><text:span text:style-name="T74">embedded Umfeld, </text:span><text:span text:style-name="T75">Kompilieren auf Target Hardware</text:span></text:p>
              </text:list-item>
              <text:list-item>
                <text:p text:style-name="P37">objektorientiertes Programmieren <text:span text:style-name="T71">nach dem Factory-Prinzip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8">20<text:span text:style-name="T31">21</text:span></text:p>
          </table:table-cell>
          <table:table-cell table:style-name="Table4.A1" office:value-type="string">
            <text:p text:style-name="P20"><text:span text:style-name="T35">V</text:span><text:span text:style-name="T34">xWorks </text:span><text:span text:style-name="T36">RTOS</text:span></text:p>
            <text:list xml:id="list200631267437268" text:continue-numbering="true" text:style-name="L5">
              <text:list-item>
                <text:p text:style-name="P38">Tasksynchronisation mit <text:span text:style-name="T34">Semaphoren</text:span></text:p>
              </text:list-item>
              <text:list-item>
                <text:p text:style-name="P39"><text:span text:style-name="T43">Echtzeitbedingungen, Prio</text:span><text:span text:style-name="T44">risierung </text:span><text:span text:style-name="T45">und </text:span><text:span text:style-name="T44">Unterbrechung von Prozessen</text:span></text:p>
              </text:list-item>
              <text:list-item>
                <text:p text:style-name="P39">Interrupt, <text:span text:style-name="T44">Zeit-, Task- und Prozessorverwaltung, </text:span>Pointer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2">2021</text:p>
          </table:table-cell>
          <table:table-cell table:style-name="Table4.A1" office:value-type="string">
            <text:p text:style-name="P21">JIRA</text:p>
            <text:list xml:id="list1411099457" text:style-name="L6">
              <text:list-item>
                <text:p text:style-name="P50"><text:span text:style-name="T59">Erstellen von neuen Tickets, </text:span><text:span text:style-name="T61">Refinements </text:span><text:span text:style-name="T63">von Tickets</text:span><text:span text:style-name="T61"> im </text:span><text:span text:style-name="T40">Agile</text:span><text:span text:style-name="T61"> Prozess</text:span></text:p>
              </text:list-item>
              <text:list-item>
                <text:p text:style-name="P51">Organisieren <text:span text:style-name="T67">der Arbeitsaufgaben im Backlog, Sprints</text:span>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8">UML</text:p>
            <text:list xml:id="list3998282154" text:style-name="L7">
              <text:list-item>
                <text:p text:style-name="P40">Anwendungsfalldiagramm, Aktivitätsdiagramm, Klassendiagramm</text:p>
              </text:list-item>
            </text:list>
          </table:table-cell>
        </table:table-row>
        <table:table-row table:style-name="Table4.5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9">Git</text:p>
            <text:list xml:id="list3461907222" text:style-name="L8">
              <text:list-item>
                <text:p text:style-name="P41">Arbeiten im Team mit einem <text:span text:style-name="T64">Git </text:span>Remote Server, <text:span text:style-name="T68">git pull, push, commit</text:span></text:p>
              </text:list-item>
              <text:list-item>
                <text:p text:style-name="P41">Erstellen von Branches, <text:span text:style-name="T62">Mergen von Branches in den master</text:span></text:p>
              </text:list-item>
            </text:list>
          </table:table-cell>
        </table:table-row>
      </table:table>
      <text:p text:style-name="P9"><text:span text:style-name="T22">S</text:span><text:span text:style-name="T21">PRACHEN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Deutsch</text:p>
          </table:table-cell>
          <table:table-cell table:style-name="Table3.A1" office:value-type="string">
            <text:p text:style-name="P11">Muttersprache, <text:span text:style-name="T58">geboren am </text:span><text:span text:style-name="T26">12.01.1998 </text:span><text:span text:style-name="T58">und</text:span><text:span text:style-name="T26"> in </text:span><text:span text:style-name="T27">Niederb</text:span><text:span text:style-name="T26">ayern aufgewachsen</text:span></text:p>
          </table:table-cell>
        </table:table-row>
        <table:table-row table:style-name="Table3.2">
          <table:table-cell table:style-name="Table3.A1" office:value-type="string">
            <text:p text:style-name="P30">Englisch</text:p>
          </table:table-cell>
          <table:table-cell table:style-name="Table3.A1" office:value-type="string">
            <text:p text:style-name="P15"><text:span text:style-name="T50">t</text:span>äglich in Benutzung durch internationale Kontakte</text:p>
          </table:table-cell>
        </table:table-row>
        <table:table-row>
          <table:table-cell table:style-name="Table3.A1" office:value-type="string">
            <text:p text:style-name="P10">Französisch</text:p>
          </table:table-cell>
          <table:table-cell table:style-name="Table3.A1" office:value-type="string">
            <text:p text:style-name="P17">3 Jahre im Gymnasium studiert, B1 Niveau</text:p>
          </table:table-cell>
        </table:table-row>
        <table:table-row>
          <table:table-cell table:style-name="Table3.A1" office:value-type="string">
            <text:p text:style-name="P10">Portugiesisch</text:p>
          </table:table-cell>
          <table:table-cell table:style-name="Table3.A1" office:value-type="string">
            <text:p text:style-name="P17">Brasilianische Ehefrau lebt und spricht Portugiesisch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1T16:28:16.804000000</meta:creation-date>
    <dc:date>2022-10-25T20:06:21.028737399</dc:date>
    <meta:editing-duration>PT13H59M52S</meta:editing-duration>
    <meta:editing-cycles>196</meta:editing-cycles>
    <meta:generator>LibreOffice/7.0.1.2$MacOSX_X86_64 LibreOffice_project/7cbcfc562f6eb6708b5ff7d7397325de9e764452</meta:generator>
    <meta:print-date>2020-07-12T12:08:42.580000000</meta:print-date>
    <meta:document-statistic meta:table-count="5" meta:image-count="0" meta:object-count="0" meta:page-count="1" meta:paragraph-count="63" meta:word-count="311" meta:character-count="2382" meta:non-whitespace-character-count="2084"/>
  </office:meta>
</office:document-meta>
</file>